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9764in"/>
    </style:style>
    <style:style style:name="co3" style:family="table-column">
      <style:table-column-properties fo:break-before="auto" style:column-width="7.5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/>
    </style:style>
    <style:style style:name="ce2" style:family="table-cell" style:parent-style-name="Default">
      <style:text-properties style:font-name="Tahoma" fo:font-size="32pt" style:font-size-asian="32pt" style:font-size-complex="32pt"/>
    </style:style>
    <style:style style:name="ce3" style:family="table-cell" style:parent-style-name="Default">
      <style:table-cell-properties fo:background-color="#ffff00" style:text-align-source="fix" style:repeat-content="false" fo:border="0.0071in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style:font-name="Tahoma"/>
    </style:style>
    <style:style style:name="ce5" style:family="table-cell" style:parent-style-name="Default">
      <style:table-cell-properties fo:border="0.0071in solid #000000"/>
      <style:text-properties style:font-name="Tahoma"/>
    </style:style>
  </office:automatic-styles>
  <office:body>
    <office:spreadsheet>
      <table:table table:name="Lab list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2" office:value-type="string">
            <text:p>SDSI TRAINING COURSE_LAB LIST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ab</text:p>
          </table:table-cell>
          <table:table-cell table:style-name="ce3" office:value-type="string">
            <text:p>URL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How to develop a simple servlet applciation with Eclipse?</text:p>
          </table:table-cell>
          <table:table-cell table:style-name="ce5" office:value-type="string">
            <text:p>http://open-ones.googlecode.com/files/Hands-on%20Lab_Develop%20a%20simple%20servlet%20applciation_v1.0.pdf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How to use Subversion on Google Code?</text:p>
          </table:table-cell>
          <table:table-cell table:style-name="ce5" office:value-type="string">
            <text:p>http://open-ones.googlecode.com/files/Subversion%20on%20Google%20Code.pdf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5" office:value-type="string">
            <text:p>How to control source code by SVN?</text:p>
          </table:table-cell>
          <table:table-cell table:style-name="ce5" office:value-type="string">
            <text:p>http://open-ones.googlecode.com/files/Hands-on%20Lab_Control%20source%20code%20by%20SVN.pdf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9">10/29/2011</text:date>, <text:time>13:5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guyen Xuan Doan</meta:initial-creator>
    <meta:creation-date>2011-10-29T13:44:11.95</meta:creation-date>
    <dc:date>2011-10-29T13:55:32.58</dc:date>
    <dc:creator>Nguyen Xuan Doan</dc:creator>
    <meta:editing-duration>PT11M20S</meta:editing-duration>
    <meta:editing-cycles>2</meta:editing-cycles>
    <meta:generator>OpenOffice.org/3.3$Win32 OpenOffice.org_project/330m20$Build-9567</meta:generator>
    <meta:document-statistic meta:table-count="1" meta:cell-count="13" meta:object-count="0"/>
  </office:meta>
</office:document-meta>
</file>